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84mm"/>
    </style:style>
    <style:style style:name="co4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30.58mm" svg:height="89.95mm" svg:x="180.5mm" svg:y="27.64mm">
            <draw:object draw:notify-on-update-of-ranges="Tabelle1.C12:Tabelle1.C22 Tabelle1.D12:Tabelle1.D22 Tabelle1.E12:Tabelle1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4.29mm" svg:height="76.41mm" svg:x="189.83mm" svg:y="239.67mm">
            <draw:object draw:notify-on-update-of-ranges="Tabelle1.C64:Tabelle1.C70 Tabelle1.D64:Tabelle1.D70 Tabelle1.E64:Tabelle1.E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ax memory after step</text:p>
          </table:table-cell>
          <table:table-cell table:number-columns-repeated="4"/>
          <table:table-cell office:value-type="float" office:value="9223302144" calcext:value-type="float">
            <text:p>9223302144</text:p>
          </table:table-cell>
          <table:table-cell office:value-type="float" office:value="9529867776" calcext:value-type="float">
            <text:p>9529867776</text:p>
          </table:table-cell>
        </table:table-row>
        <table:table-row table:style-name="ro1">
          <table:table-cell office:value-type="string" calcext:value-type="string">
            <text:p>torch use after model creation</text:p>
          </table:table-cell>
          <table:table-cell table:number-columns-repeated="4"/>
          <table:table-cell office:value-type="float" office:value="41472" calcext:value-type="float">
            <text:p>41472</text:p>
          </table:table-cell>
          <table:table-cell office:value-type="float" office:value="9530260992" calcext:value-type="float">
            <text:p>953026099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1-B2</text:p>
          </table:table-cell>
          <table:table-cell table:number-columns-repeated="4"/>
          <table:table-cell table:formula="of:=[.F1]-[.F2]" office:value-type="float" office:value="9223260672" calcext:value-type="float">
            <text:p>9223260672</text:p>
          </table:table-cell>
          <table:table-cell/>
        </table:table-row>
        <table:table-row table:style-name="ro1">
          <table:table-cell office:value-type="string" calcext:value-type="string">
            <text:p>max memory after step</text:p>
          </table:table-cell>
          <table:table-cell table:number-columns-repeated="4"/>
          <table:table-cell office:value-type="float" office:value="716800" calcext:value-type="float">
            <text:p>716800</text:p>
          </table:table-cell>
          <table:table-cell table:formula="of:=[.F5]*0.8874" office:value-type="float" office:value="636088.32" calcext:value-type="float">
            <text:p>636088,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4/C5</text:p>
          </table:table-cell>
        </table:table-row>
        <table:table-row table:style-name="ro1">
          <table:table-cell office:value-type="string" calcext:value-type="string">
            <text:p>B4/B5</text:p>
          </table:table-cell>
          <table:table-cell table:number-columns-repeated="4"/>
          <table:table-cell table:formula="of:=[.F4]/[.F5]" office:value-type="float" office:value="12867.2721428571" calcext:value-type="float">
            <text:p>12867,2721428571</text:p>
          </table:table-cell>
          <table:table-cell table:formula="of:=[.F4]/[.G5]" office:value-type="float" office:value="14499.9686081329" calcext:value-type="float">
            <text:p>14499,9686081329</text:p>
          </table:table-cell>
        </table:table-row>
        <table:table-row table:style-name="ro1">
          <table:table-cell office:value-type="string" calcext:value-type="string">
            <text:p>experimental batch size</text:p>
          </table:table-cell>
          <table:table-cell table:number-columns-repeated="4"/>
          <table:table-cell office:value-type="float" office:value="1232" calcext:value-type="float">
            <text:p>1232</text:p>
          </table:table-cell>
          <table:table-cell/>
        </table:table-row>
        <table:table-row table:style-name="ro1">
          <table:table-cell office:value-type="string" calcext:value-type="string">
            <text:p>B7/B8</text:p>
          </table:table-cell>
          <table:table-cell table:number-columns-repeated="4"/>
          <table:table-cell table:formula="of:=[.F7]/[.F8]" office:value-type="float" office:value="10.4442144016698" calcext:value-type="float">
            <text:p>10,4442144016698</text:p>
          </table:table-cell>
          <table:table-cell/>
        </table:table-row>
        <table:table-row table:style-name="ro1">
          <table:table-cell office:value-type="string" calcext:value-type="string">
            <text:p>S: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nt0</text:p>
          </table:table-cell>
          <table:table-cell office:value-type="string" calcext:value-type="string">
            <text:p>model size</text:p>
          </table:table-cell>
          <table:table-cell table:number-columns-repeated="3"/>
          <table:table-cell office:value-type="string" calcext:value-type="string">
            <text:p>BatchSize</text:p>
          </table:table-cell>
          <table:table-cell office:value-type="string" calcext:value-type="string">
            <text:p>snl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41472" calcext:value-type="float">
            <text:p>41472</text:p>
          </table:table-cell>
          <table:table-cell table:formula="of:=[.B12]/[.D12]/10000" office:value-type="float" office:value="4.1472" calcext:value-type="float">
            <text:p>4,1472</text:p>
          </table:table-cell>
          <table:table-cell office:value-type="float" office:value="1" calcext:value-type="float">
            <text:p>1</text:p>
          </table:table-cell>
          <table:table-cell table:formula="of:=[.C12]/[.F12]*10000" office:value-type="float" office:value="2.90582959641256" calcext:value-type="float">
            <text:p>2,90582959641256</text:p>
          </table:table-cell>
          <table:table-cell office:value-type="float" office:value="14272" calcext:value-type="float">
            <text:p>1427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76800" calcext:value-type="float">
            <text:p>76800</text:p>
          </table:table-cell>
          <table:table-cell table:formula="of:=[.B13]/[.D13]/10000" office:value-type="float" office:value="3.84" calcext:value-type="float">
            <text:p>3,84</text:p>
          </table:table-cell>
          <table:table-cell office:value-type="float" office:value="2" calcext:value-type="float">
            <text:p>2</text:p>
          </table:table-cell>
          <table:table-cell table:formula="of:=[.C13]/[.F13]*10000" office:value-type="float" office:value="4.3557168784029" calcext:value-type="float">
            <text:p>4,3557168784029</text:p>
          </table:table-cell>
          <table:table-cell office:value-type="float" office:value="8816" calcext:value-type="float">
            <text:p>88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1658" calcext:value-type="float">
            <text:p>21658</text:p>
          </table:table-cell>
          <table:table-cell office:value-type="float" office:value="112128" calcext:value-type="float">
            <text:p>112128</text:p>
          </table:table-cell>
          <table:table-cell table:formula="of:=[.B14]/[.D14]/10000" office:value-type="float" office:value="3.7376" calcext:value-type="float">
            <text:p>3,7376</text:p>
          </table:table-cell>
          <table:table-cell office:value-type="float" office:value="3" calcext:value-type="float">
            <text:p>3</text:p>
          </table:table-cell>
          <table:table-cell table:formula="of:=[.C14]/[.F14]*10000" office:value-type="float" office:value="5.73955773955774" calcext:value-type="float">
            <text:p>5,73955773955774</text:p>
          </table:table-cell>
          <table:table-cell office:value-type="float" office:value="6512" calcext:value-type="float">
            <text:p>651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8666" calcext:value-type="float">
            <text:p>28666</text:p>
          </table:table-cell>
          <table:table-cell office:value-type="float" office:value="147456" calcext:value-type="float">
            <text:p>147456</text:p>
          </table:table-cell>
          <table:table-cell table:formula="of:=[.B15]/[.D15]/10000" office:value-type="float" office:value="3.6864" calcext:value-type="float">
            <text:p>3,6864</text:p>
          </table:table-cell>
          <table:table-cell office:value-type="float" office:value="4" calcext:value-type="float">
            <text:p>4</text:p>
          </table:table-cell>
          <table:table-cell table:formula="of:=[.C15]/[.F15]*10000" office:value-type="float" office:value="7.26813880126183" calcext:value-type="float">
            <text:p>7,26813880126183</text:p>
          </table:table-cell>
          <table:table-cell office:value-type="float" office:value="5072" calcext:value-type="float">
            <text:p>507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5674" calcext:value-type="float">
            <text:p>35674</text:p>
          </table:table-cell>
          <table:table-cell office:value-type="float" office:value="182784" calcext:value-type="float">
            <text:p>182784</text:p>
          </table:table-cell>
          <table:table-cell table:formula="of:=[.B16]/[.D16]/10000" office:value-type="float" office:value="3.65568" calcext:value-type="float">
            <text:p>3,65568</text:p>
          </table:table-cell>
          <table:table-cell office:value-type="float" office:value="5" calcext:value-type="float">
            <text:p>5</text:p>
          </table:table-cell>
          <table:table-cell table:formula="of:=[.C16]/[.F16]*10000" office:value-type="float" office:value="8.68745247148289" calcext:value-type="float">
            <text:p>8,68745247148289</text:p>
          </table:table-cell>
          <table:table-cell office:value-type="float" office:value="4208" calcext:value-type="float">
            <text:p>420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2682" calcext:value-type="float">
            <text:p>42682</text:p>
          </table:table-cell>
          <table:table-cell office:value-type="float" office:value="218112" calcext:value-type="float">
            <text:p>218112</text:p>
          </table:table-cell>
          <table:table-cell table:formula="of:=[.B17]/[.D17]/10000" office:value-type="float" office:value="3.6352" calcext:value-type="float">
            <text:p>3,6352</text:p>
          </table:table-cell>
          <table:table-cell office:value-type="float" office:value="6" calcext:value-type="float">
            <text:p>6</text:p>
          </table:table-cell>
          <table:table-cell table:formula="of:=[.C17]/[.F17]*10000" office:value-type="float" office:value="10.1883408071749" calcext:value-type="float">
            <text:p>10,1883408071749</text:p>
          </table:table-cell>
          <table:table-cell office:value-type="float" office:value="3568" calcext:value-type="float">
            <text:p>356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690" calcext:value-type="float">
            <text:p>49690</text:p>
          </table:table-cell>
          <table:table-cell office:value-type="float" office:value="253440" calcext:value-type="float">
            <text:p>253440</text:p>
          </table:table-cell>
          <table:table-cell table:formula="of:=[.B18]/[.D18]/10000" office:value-type="float" office:value="3.62057142857143" calcext:value-type="float">
            <text:p>3,62057142857143</text:p>
          </table:table-cell>
          <table:table-cell office:value-type="float" office:value="7" calcext:value-type="float">
            <text:p>7</text:p>
          </table:table-cell>
          <table:table-cell table:formula="of:=[.C18]/[.F18]*10000" office:value-type="float" office:value="11.6043956043956" calcext:value-type="float">
            <text:p>11,6043956043956</text:p>
          </table:table-cell>
          <table:table-cell office:value-type="float" office:value="3120" calcext:value-type="float">
            <text:p>312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6698" calcext:value-type="float">
            <text:p>56698</text:p>
          </table:table-cell>
          <table:table-cell office:value-type="float" office:value="288768" calcext:value-type="float">
            <text:p>288768</text:p>
          </table:table-cell>
          <table:table-cell table:formula="of:=[.B19]/[.D19]/10000" office:value-type="float" office:value="3.6096" calcext:value-type="float">
            <text:p>3,6096</text:p>
          </table:table-cell>
          <table:table-cell office:value-type="float" office:value="8" calcext:value-type="float">
            <text:p>8</text:p>
          </table:table-cell>
          <table:table-cell table:formula="of:=[.C19]/[.F19]*10000" office:value-type="float" office:value="13.1929824561404" calcext:value-type="float">
            <text:p>13,1929824561404</text:p>
          </table:table-cell>
          <table:table-cell office:value-type="float" office:value="2736" calcext:value-type="float">
            <text:p>273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3706" calcext:value-type="float">
            <text:p>63706</text:p>
          </table:table-cell>
          <table:table-cell office:value-type="float" office:value="324096" calcext:value-type="float">
            <text:p>324096</text:p>
          </table:table-cell>
          <table:table-cell table:formula="of:=[.B20]/[.D20]/10000" office:value-type="float" office:value="3.60106666666667" calcext:value-type="float">
            <text:p>3,60106666666667</text:p>
          </table:table-cell>
          <table:table-cell office:value-type="float" office:value="9" calcext:value-type="float">
            <text:p>9</text:p>
          </table:table-cell>
          <table:table-cell table:formula="of:=[.C20]/[.F20]*10000" office:value-type="float" office:value="14.6147186147186" calcext:value-type="float">
            <text:p>14,6147186147186</text:p>
          </table:table-cell>
          <table:table-cell office:value-type="float" office:value="2464" calcext:value-type="float">
            <text:p>246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0714" calcext:value-type="float">
            <text:p>70714</text:p>
          </table:table-cell>
          <table:table-cell office:value-type="float" office:value="359424" calcext:value-type="float">
            <text:p>359424</text:p>
          </table:table-cell>
          <table:table-cell table:formula="of:=[.B21]/[.D21]/10000" office:value-type="float" office:value="3.59424" calcext:value-type="float">
            <text:p>3,59424</text:p>
          </table:table-cell>
          <table:table-cell office:value-type="float" office:value="10" calcext:value-type="float">
            <text:p>10</text:p>
          </table:table-cell>
          <table:table-cell table:formula="of:=[.C21]/[.F21]*10000" office:value-type="float" office:value="16.1611510791367" calcext:value-type="float">
            <text:p>16,1611510791367</text:p>
          </table:table-cell>
          <table:table-cell office:value-type="float" office:value="2224" calcext:value-type="float">
            <text:p>2224</text:p>
          </table:table-cell>
          <table:table-cell table:style-name="ce1" office:value-type="string" calcext:value-type="string">
            <text:p>1;10;3</text:p>
          </table:table-cell>
        </table:table-row>
        <table:table-row table:style-name="ro1">
          <table:table-cell office:value-type="float" office:value="77722" calcext:value-type="float">
            <text:p>77722</text:p>
          </table:table-cell>
          <table:table-cell office:value-type="float" office:value="394752" calcext:value-type="float">
            <text:p>394752</text:p>
          </table:table-cell>
          <table:table-cell table:formula="of:=[.B22]/[.D22]/10000" office:value-type="float" office:value="3.58865454545455" calcext:value-type="float">
            <text:p>3,58865454545455</text:p>
          </table:table-cell>
          <table:table-cell office:value-type="float" office:value="11" calcext:value-type="float">
            <text:p>11</text:p>
          </table:table-cell>
          <table:table-cell table:formula="of:=[.C22]/[.F22]*10000" office:value-type="float" office:value="17.514175429256" calcext:value-type="float">
            <text:p>17,514175429256</text:p>
          </table:table-cell>
          <table:table-cell office:value-type="float" office:value="2049" calcext:value-type="float">
            <text:p>2049</text:p>
          </table:table-cell>
          <table:table-cell table:style-name="ce1" office:value-type="string" calcext:value-type="string">
            <text:p>1;11;3</text:p>
          </table:table-cell>
        </table:table-row>
        <table:table-row table:style-name="ro1">
          <table:table-cell office:value-type="string" calcext:value-type="string">
            <text:p>S: 2</text:p>
          </table:table-cell>
          <table:table-cell table:number-columns-repeated="3"/>
          <table:table-cell table:formula="of:=[.C23]/[.F23]*10000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141824" calcext:value-type="float">
            <text:p>141824</text:p>
          </table:table-cell>
          <table:table-cell table:formula="of:=[.B24]/[.D24]/10000" office:value-type="float" office:value="14.1824" calcext:value-type="float">
            <text:p>14,1824</text:p>
          </table:table-cell>
          <table:table-cell office:value-type="float" office:value="1" calcext:value-type="float">
            <text:p>1</text:p>
          </table:table-cell>
          <table:table-cell table:formula="of:=[.C24]/[.F24]*10000" office:value-type="float" office:value="24.2185792349727" calcext:value-type="float">
            <text:p>24,2185792349727</text:p>
          </table:table-cell>
          <table:table-cell office:value-type="float" office:value="5856" calcext:value-type="float">
            <text:p>585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5882" calcext:value-type="float">
            <text:p>65882</text:p>
          </table:table-cell>
          <table:table-cell office:value-type="float" office:value="295424" calcext:value-type="float">
            <text:p>295424</text:p>
          </table:table-cell>
          <table:table-cell table:formula="of:=[.B25]/[.D25]/10000" office:value-type="float" office:value="14.7712" calcext:value-type="float">
            <text:p>14,7712</text:p>
          </table:table-cell>
          <table:table-cell office:value-type="float" office:value="2" calcext:value-type="float">
            <text:p>2</text:p>
          </table:table-cell>
          <table:table-cell table:formula="of:=[.C25]/[.F25]*10000" office:value-type="float" office:value="44.3846153846154" calcext:value-type="float">
            <text:p>44,3846153846154</text:p>
          </table:table-cell>
          <table:table-cell office:value-type="float" office:value="3328" calcext:value-type="float">
            <text:p>332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00730" calcext:value-type="float">
            <text:p>100730</text:p>
          </table:table-cell>
          <table:table-cell office:value-type="float" office:value="449024" calcext:value-type="float">
            <text:p>449024</text:p>
          </table:table-cell>
          <table:table-cell table:formula="of:=[.B26]/[.D26]/10000" office:value-type="float" office:value="14.9674666666667" calcext:value-type="float">
            <text:p>14,9674666666667</text:p>
          </table:table-cell>
          <table:table-cell office:value-type="float" office:value="3" calcext:value-type="float">
            <text:p>3</text:p>
          </table:table-cell>
          <table:table-cell table:formula="of:=[.C26]/[.F26]*10000" office:value-type="float" office:value="63.2072072072072" calcext:value-type="float">
            <text:p>63,2072072072072</text:p>
          </table:table-cell>
          <table:table-cell office:value-type="float" office:value="2368" calcext:value-type="float">
            <text:p>236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35578" calcext:value-type="float">
            <text:p>135578</text:p>
          </table:table-cell>
          <table:table-cell office:value-type="float" office:value="602624" calcext:value-type="float">
            <text:p>602624</text:p>
          </table:table-cell>
          <table:table-cell table:formula="of:=[.B27]/[.D27]/10000" office:value-type="float" office:value="15.0656" calcext:value-type="float">
            <text:p>15,0656</text:p>
          </table:table-cell>
          <table:table-cell office:value-type="float" office:value="4" calcext:value-type="float">
            <text:p>4</text:p>
          </table:table-cell>
          <table:table-cell table:formula="of:=[.C27]/[.F27]*10000" office:value-type="float" office:value="83.3274336283186" calcext:value-type="float">
            <text:p>83,3274336283186</text:p>
          </table:table-cell>
          <table:table-cell office:value-type="float" office:value="1808" calcext:value-type="float">
            <text:p>180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70426" calcext:value-type="float">
            <text:p>170426</text:p>
          </table:table-cell>
          <table:table-cell office:value-type="float" office:value="756224" calcext:value-type="float">
            <text:p>756224</text:p>
          </table:table-cell>
          <table:table-cell table:formula="of:=[.B28]/[.D28]/10000" office:value-type="float" office:value="15.12448" calcext:value-type="float">
            <text:p>15,12448</text:p>
          </table:table-cell>
          <table:table-cell office:value-type="float" office:value="5" calcext:value-type="float">
            <text:p>5</text:p>
          </table:table-cell>
          <table:table-cell table:formula="of:=[.C28]/[.F28]*10000" office:value-type="float" office:value="101.643010752688" calcext:value-type="float">
            <text:p>101,643010752688</text:p>
          </table:table-cell>
          <table:table-cell office:value-type="float" office:value="1488" calcext:value-type="float">
            <text:p>148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05274" calcext:value-type="float">
            <text:p>205274</text:p>
          </table:table-cell>
          <table:table-cell office:value-type="float" office:value="909824" calcext:value-type="float">
            <text:p>909824</text:p>
          </table:table-cell>
          <table:table-cell table:formula="of:=[.B29]/[.D29]/10000" office:value-type="float" office:value="15.1637333333333" calcext:value-type="float">
            <text:p>15,1637333333333</text:p>
          </table:table-cell>
          <table:table-cell office:value-type="float" office:value="6" calcext:value-type="float">
            <text:p>6</text:p>
          </table:table-cell>
          <table:table-cell table:formula="of:=[.C29]/[.F29]*10000" office:value-type="float" office:value="123.082251082251" calcext:value-type="float">
            <text:p>123,082251082251</text:p>
          </table:table-cell>
          <table:table-cell office:value-type="float" office:value="1232" calcext:value-type="float">
            <text:p>123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40122" calcext:value-type="float">
            <text:p>240122</text:p>
          </table:table-cell>
          <table:table-cell office:value-type="float" office:value="1063424" calcext:value-type="float">
            <text:p>1063424</text:p>
          </table:table-cell>
          <table:table-cell table:formula="of:=[.B30]/[.D30]/10000" office:value-type="float" office:value="15.1917714285714" calcext:value-type="float">
            <text:p>15,1917714285714</text:p>
          </table:table-cell>
          <table:table-cell office:value-type="float" office:value="7" calcext:value-type="float">
            <text:p>7</text:p>
          </table:table-cell>
          <table:table-cell table:formula="of:=[.C30]/[.F30]*10000" office:value-type="float" office:value="141.714285714286" calcext:value-type="float">
            <text:p>141,714285714286</text:p>
          </table:table-cell>
          <table:table-cell office:value-type="float" office:value="1072" calcext:value-type="float">
            <text:p>10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4970" calcext:value-type="float">
            <text:p>274970</text:p>
          </table:table-cell>
          <table:table-cell office:value-type="float" office:value="1217024" calcext:value-type="float">
            <text:p>1217024</text:p>
          </table:table-cell>
          <table:table-cell table:formula="of:=[.B31]/[.D31]/10000" office:value-type="float" office:value="15.2128" calcext:value-type="float">
            <text:p>15,2128</text:p>
          </table:table-cell>
          <table:table-cell office:value-type="float" office:value="8" calcext:value-type="float">
            <text:p>8</text:p>
          </table:table-cell>
          <table:table-cell table:formula="of:=[.C31]/[.F31]*10000" office:value-type="float" office:value="161.152542372881" calcext:value-type="float">
            <text:p>161,152542372881</text:p>
          </table:table-cell>
          <table:table-cell office:value-type="float" office:value="944" calcext:value-type="float">
            <text:p>944</text:p>
          </table:table-cell>
          <table:table-cell/>
        </table:table-row>
        <table:table-row table:style-name="ro1">
          <table:table-cell office:value-type="float" office:value="309818" calcext:value-type="float">
            <text:p>309818</text:p>
          </table:table-cell>
          <table:table-cell office:value-type="float" office:value="1370624" calcext:value-type="float">
            <text:p>1370624</text:p>
          </table:table-cell>
          <table:table-cell table:formula="of:=[.B32]/[.D32]/10000" office:value-type="float" office:value="15.2291555555556" calcext:value-type="float">
            <text:p>15,2291555555556</text:p>
          </table:table-cell>
          <table:table-cell office:value-type="float" office:value="9" calcext:value-type="float">
            <text:p>9</text:p>
          </table:table-cell>
          <table:table-cell table:formula="of:=[.C32]/[.F32]*10000" office:value-type="float" office:value="179.589098532495" calcext:value-type="float">
            <text:p>179,589098532495</text:p>
          </table:table-cell>
          <table:table-cell office:value-type="float" office:value="848" calcext:value-type="float">
            <text:p>848</text:p>
          </table:table-cell>
          <table:table-cell/>
        </table:table-row>
        <table:table-row table:style-name="ro1">
          <table:table-cell office:value-type="float" office:value="344666" calcext:value-type="float">
            <text:p>344666</text:p>
          </table:table-cell>
          <table:table-cell office:value-type="float" office:value="1524224" calcext:value-type="float">
            <text:p>1524224</text:p>
          </table:table-cell>
          <table:table-cell table:formula="of:=[.B33]/[.D33]/10000" office:value-type="float" office:value="15.24224" calcext:value-type="float">
            <text:p>15,24224</text:p>
          </table:table-cell>
          <table:table-cell office:value-type="float" office:value="10" calcext:value-type="float">
            <text:p>10</text:p>
          </table:table-cell>
          <table:table-cell table:formula="of:=[.C33]/[.F33]*10000" office:value-type="float" office:value="202.689361702128" calcext:value-type="float">
            <text:p>202,689361702128</text:p>
          </table:table-cell>
          <table:table-cell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float" office:value="379514" calcext:value-type="float">
            <text:p>379514</text:p>
          </table:table-cell>
          <table:table-cell office:value-type="float" office:value="1677824" calcext:value-type="float">
            <text:p>1677824</text:p>
          </table:table-cell>
          <table:table-cell table:formula="of:=[.B34]/[.D34]/10000" office:value-type="float" office:value="15.2529454545455" calcext:value-type="float">
            <text:p>15,2529454545455</text:p>
          </table:table-cell>
          <table:table-cell office:value-type="float" office:value="11" calcext:value-type="float">
            <text:p>11</text:p>
          </table:table-cell>
          <table:table-cell table:formula="of:=[.C34]/[.F34]*10000" office:value-type="float" office:value="221.69978858351" calcext:value-type="float">
            <text:p>221,69978858351</text:p>
          </table:table-cell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: 3</text:p>
          </table:table-cell>
          <table:table-cell table:number-columns-repeated="6"/>
        </table:table-row>
        <table:table-row table:style-name="ro1">
          <table:table-cell office:value-type="float" office:value="123898" calcext:value-type="float">
            <text:p>123898</text:p>
          </table:table-cell>
          <table:table-cell office:value-type="float" office:value="519168" calcext:value-type="float">
            <text:p>519168</text:p>
          </table:table-cell>
          <table:table-cell table:formula="of:=[.B37]/[.D37]/10000" office:value-type="float" office:value="51.9168" calcext:value-type="float">
            <text:p>51,9168</text:p>
          </table:table-cell>
          <table:table-cell office:value-type="float" office:value="1" calcext:value-type="float">
            <text:p>1</text:p>
          </table:table-cell>
          <table:table-cell table:formula="of:=[.C37]/[.F37]*10000" office:value-type="float" office:value="192" calcext:value-type="float">
            <text:p>192</text:p>
          </table:table-cell>
          <table:table-cell office:value-type="float" office:value="2704" calcext:value-type="float">
            <text:p>2704</text:p>
          </table:table-cell>
          <table:table-cell/>
        </table:table-row>
        <table:table-row table:style-name="ro1">
          <table:table-cell office:value-type="float" office:value="269722" calcext:value-type="float">
            <text:p>269722</text:p>
          </table:table-cell>
          <table:table-cell office:value-type="float" office:value="1122816" calcext:value-type="float">
            <text:p>1122816</text:p>
          </table:table-cell>
          <table:table-cell table:formula="of:=[.B38]/[.D38]/10000" office:value-type="float" office:value="56.1408" calcext:value-type="float">
            <text:p>56,1408</text:p>
          </table:table-cell>
          <table:table-cell office:value-type="float" office:value="2" calcext:value-type="float">
            <text:p>2</text:p>
          </table:table-cell>
          <table:table-cell table:formula="of:=[.C38]/[.F38]*10000" office:value-type="float" office:value="381.391304347826" calcext:value-type="float">
            <text:p>381,391304347826</text:p>
          </table:table-cell>
          <table:table-cell office:value-type="float" office:value="1472" calcext:value-type="float">
            <text:p>1472</text:p>
          </table:table-cell>
          <table:table-cell/>
        </table:table-row>
        <table:table-row table:style-name="ro1">
          <table:table-cell office:value-type="float" office:value="415546" calcext:value-type="float">
            <text:p>415546</text:p>
          </table:table-cell>
          <table:table-cell office:value-type="float" office:value="1726464" calcext:value-type="float">
            <text:p>1726464</text:p>
          </table:table-cell>
          <table:table-cell table:formula="of:=[.B39]/[.D39]/10000" office:value-type="float" office:value="57.5488" calcext:value-type="float">
            <text:p>57,5488</text:p>
          </table:table-cell>
          <table:table-cell office:value-type="float" office:value="3" calcext:value-type="float">
            <text:p>3</text:p>
          </table:table-cell>
          <table:table-cell table:formula="of:=[.C39]/[.F39]*10000" office:value-type="float" office:value="562" calcext:value-type="float">
            <text:p>562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561370" calcext:value-type="float">
            <text:p>561370</text:p>
          </table:table-cell>
          <table:table-cell office:value-type="float" office:value="2330112" calcext:value-type="float">
            <text:p>2330112</text:p>
          </table:table-cell>
          <table:table-cell table:formula="of:=[.B40]/[.D40]/10000" office:value-type="float" office:value="58.2528" calcext:value-type="float">
            <text:p>58,2528</text:p>
          </table:table-cell>
          <table:table-cell office:value-type="float" office:value="4" calcext:value-type="float">
            <text:p>4</text:p>
          </table:table-cell>
          <table:table-cell table:formula="of:=[.C40]/[.F40]*10000" office:value-type="float" office:value="743.020408163265" calcext:value-type="float">
            <text:p>743,020408163265</text:p>
          </table:table-cell>
          <table:table-cell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float" office:value="707194" calcext:value-type="float">
            <text:p>707194</text:p>
          </table:table-cell>
          <table:table-cell office:value-type="float" office:value="2933760" calcext:value-type="float">
            <text:p>2933760</text:p>
          </table:table-cell>
          <table:table-cell table:formula="of:=[.B41]/[.D41]/10000" office:value-type="float" office:value="58.6752" calcext:value-type="float">
            <text:p>58,6752</text:p>
          </table:table-cell>
          <table:table-cell office:value-type="float" office:value="5" calcext:value-type="float">
            <text:p>5</text:p>
          </table:table-cell>
          <table:table-cell table:formula="of:=[.C41]/[.F41]*10000" office:value-type="float" office:value="940.307692307692" calcext:value-type="float">
            <text:p>940,307692307692</text:p>
          </table:table-cell>
          <table:table-cell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float" office:value="853018" calcext:value-type="float">
            <text:p>853018</text:p>
          </table:table-cell>
          <table:table-cell office:value-type="float" office:value="3537408" calcext:value-type="float">
            <text:p>3537408</text:p>
          </table:table-cell>
          <table:table-cell table:formula="of:=[.B42]/[.D42]/10000" office:value-type="float" office:value="58.9568" calcext:value-type="float">
            <text:p>58,9568</text:p>
          </table:table-cell>
          <table:table-cell office:value-type="float" office:value="6" calcext:value-type="float">
            <text:p>6</text:p>
          </table:table-cell>
          <table:table-cell table:formula="of:=[.C42]/[.F42]*10000" office:value-type="float" office:value="1116.60606060606" calcext:value-type="float">
            <text:p>1116,60606060606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float" office:value="998842" calcext:value-type="float">
            <text:p>998842</text:p>
          </table:table-cell>
          <table:table-cell office:value-type="float" office:value="4141056" calcext:value-type="float">
            <text:p>4141056</text:p>
          </table:table-cell>
          <table:table-cell table:formula="of:=[.B43]/[.D43]/10000" office:value-type="float" office:value="59.1579428571429" calcext:value-type="float">
            <text:p>59,1579428571429</text:p>
          </table:table-cell>
          <table:table-cell office:value-type="float" office:value="7" calcext:value-type="float">
            <text:p>7</text:p>
          </table:table-cell>
          <table:table-cell table:formula="of:=[.C43]/[.F43]*10000" office:value-type="float" office:value="1274.95566502463" calcext:value-type="float">
            <text:p>1274,95566502463</text:p>
          </table:table-cell>
          <table:table-cell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1144666" calcext:value-type="float">
            <text:p>1144666</text:p>
          </table:table-cell>
          <table:table-cell office:value-type="float" office:value="4744704" calcext:value-type="float">
            <text:p>4744704</text:p>
          </table:table-cell>
          <table:table-cell table:formula="of:=[.B44]/[.D44]/10000" office:value-type="float" office:value="59.3088" calcext:value-type="float">
            <text:p>59,3088</text:p>
          </table:table-cell>
          <table:table-cell office:value-type="float" office:value="8" calcext:value-type="float">
            <text:p>8</text:p>
          </table:table-cell>
          <table:table-cell table:formula="of:=[.C44]/[.F44]*10000" office:value-type="float" office:value="1482.72" calcext:value-type="float">
            <text:p>1482,72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1290490" calcext:value-type="float">
            <text:p>1290490</text:p>
          </table:table-cell>
          <table:table-cell office:value-type="float" office:value="5348352" calcext:value-type="float">
            <text:p>5348352</text:p>
          </table:table-cell>
          <table:table-cell table:formula="of:=[.B45]/[.D45]/10000" office:value-type="float" office:value="59.4261333333333" calcext:value-type="float">
            <text:p>59,4261333333333</text:p>
          </table:table-cell>
          <table:table-cell office:value-type="float" office:value="9" calcext:value-type="float">
            <text:p>9</text:p>
          </table:table-cell>
          <table:table-cell table:formula="of:=[.C45]/[.F45]*10000" office:value-type="float" office:value="1688.24242424242" calcext:value-type="float">
            <text:p>1688,24242424242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1436314" calcext:value-type="float">
            <text:p>1436314</text:p>
          </table:table-cell>
          <table:table-cell office:value-type="float" office:value="5952000" calcext:value-type="float">
            <text:p>5952000</text:p>
          </table:table-cell>
          <table:table-cell table:formula="of:=[.B46]/[.D46]/10000" office:value-type="float" office:value="59.52" calcext:value-type="float">
            <text:p>59,52</text:p>
          </table:table-cell>
          <table:table-cell office:value-type="float" office:value="10" calcext:value-type="float">
            <text:p>10</text:p>
          </table:table-cell>
          <table:table-cell table:formula="of:=[.C46]/[.F46]*10000" office:value-type="float" office:value="1860" calcext:value-type="float">
            <text:p>1860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582138" calcext:value-type="float">
            <text:p>1582138</text:p>
          </table:table-cell>
          <table:table-cell office:value-type="float" office:value="6555648" calcext:value-type="float">
            <text:p>6555648</text:p>
          </table:table-cell>
          <table:table-cell table:formula="of:=[.B47]/[.D47]/10000" office:value-type="float" office:value="59.5968" calcext:value-type="float">
            <text:p>59,5968</text:p>
          </table:table-cell>
          <table:table-cell office:value-type="float" office:value="11" calcext:value-type="float">
            <text:p>11</text:p>
          </table:table-cell>
          <table:table-cell table:formula="of:=[.C47]/[.F47]*10000" office:value-type="float" office:value="2069.33333333333" calcext:value-type="float">
            <text:p>2069,33333333333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: 4</text:p>
          </table:table-cell>
          <table:table-cell table:number-columns-repeated="6"/>
        </table:table-row>
        <table:table-row table:style-name="ro1">
          <table:table-cell office:value-type="float" office:value="493946" calcext:value-type="float">
            <text:p>493946</text:p>
          </table:table-cell>
          <table:table-cell office:value-type="float" office:value="2003968" calcext:value-type="float">
            <text:p>2003968</text:p>
          </table:table-cell>
          <table:table-cell table:formula="of:=[.B50]/[.D50]/10000" office:value-type="float" office:value="200.3968" calcext:value-type="float">
            <text:p>200,3968</text:p>
          </table:table-cell>
          <table:table-cell office:value-type="float" office:value="1" calcext:value-type="float">
            <text:p>1</text:p>
          </table:table-cell>
          <table:table-cell table:formula="of:=[.C50]/[.F50]*10000" office:value-type="float" office:value="1491.04761904762" calcext:value-type="float">
            <text:p>1491,04761904762</text:p>
          </table:table-cell>
          <table:table-cell office:value-type="float" office:value="1344" calcext:value-type="float">
            <text:p>1344</text:p>
          </table:table-cell>
          <table:table-cell/>
        </table:table-row>
        <table:table-row table:style-name="ro1">
          <table:table-cell office:value-type="float" office:value="1082906" calcext:value-type="float">
            <text:p>1082906</text:p>
          </table:table-cell>
          <table:table-cell office:value-type="float" office:value="4384768" calcext:value-type="float">
            <text:p>4384768</text:p>
          </table:table-cell>
          <table:table-cell table:formula="of:=[.B51]/[.D51]/10000" office:value-type="float" office:value="219.2384" calcext:value-type="float">
            <text:p>219,2384</text:p>
          </table:table-cell>
          <table:table-cell office:value-type="float" office:value="2" calcext:value-type="float">
            <text:p>2</text:p>
          </table:table-cell>
          <table:table-cell table:formula="of:=[.C51]/[.F51]*10000" office:value-type="float" office:value="3186.60465116279" calcext:value-type="float">
            <text:p>3186,60465116279</text:p>
          </table:table-cell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float" office:value="1671866" calcext:value-type="float">
            <text:p>1671866</text:p>
          </table:table-cell>
          <table:table-cell office:value-type="float" office:value="6765568" calcext:value-type="float">
            <text:p>6765568</text:p>
          </table:table-cell>
          <table:table-cell table:formula="of:=[.B52]/[.D52]/10000" office:value-type="float" office:value="225.518933333333" calcext:value-type="float">
            <text:p>225,518933333333</text:p>
          </table:table-cell>
          <table:table-cell office:value-type="float" office:value="3" calcext:value-type="float">
            <text:p>3</text:p>
          </table:table-cell>
          <table:table-cell table:formula="of:=[.C52]/[.F52]*10000" office:value-type="float" office:value="4698.31111111111" calcext:value-type="float">
            <text:p>4698,31111111111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2260826" calcext:value-type="float">
            <text:p>2260826</text:p>
          </table:table-cell>
          <table:table-cell office:value-type="float" office:value="9146368" calcext:value-type="float">
            <text:p>9146368</text:p>
          </table:table-cell>
          <table:table-cell table:formula="of:=[.B53]/[.D53]/10000" office:value-type="float" office:value="228.6592" calcext:value-type="float">
            <text:p>228,6592</text:p>
          </table:table-cell>
          <table:table-cell office:value-type="float" office:value="4" calcext:value-type="float">
            <text:p>4</text:p>
          </table:table-cell>
          <table:table-cell table:formula="of:=[.C53]/[.F53]*10000" office:value-type="float" office:value="6213.56521739131" calcext:value-type="float">
            <text:p>6213,56521739131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2840786" calcext:value-type="float">
            <text:p>2840786</text:p>
          </table:table-cell>
          <table:table-cell office:value-type="float" office:value="11527168" calcext:value-type="float">
            <text:p>11527168</text:p>
          </table:table-cell>
          <table:table-cell table:formula="of:=[.B54]/[.D54]/10000" office:value-type="float" office:value="230.54336" calcext:value-type="float">
            <text:p>230,54336</text:p>
          </table:table-cell>
          <table:table-cell office:value-type="float" office:value="5" calcext:value-type="float">
            <text:p>5</text:p>
          </table:table-cell>
          <table:table-cell table:formula="of:=[.C54]/[.F54]*10000" office:value-type="float" office:value="8004.97777777778" calcext:value-type="float">
            <text:p>8004,97777777778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3438746" calcext:value-type="float">
            <text:p>3438746</text:p>
          </table:table-cell>
          <table:table-cell office:value-type="float" office:value="13907968" calcext:value-type="float">
            <text:p>13907968</text:p>
          </table:table-cell>
          <table:table-cell table:formula="of:=[.B55]/[.D55]/10000" office:value-type="float" office:value="231.799466666667" calcext:value-type="float">
            <text:p>231,799466666667</text:p>
          </table:table-cell>
          <table:table-cell office:value-type="float" office:value="6" calcext:value-type="float">
            <text:p>6</text:p>
          </table:table-cell>
          <table:table-cell table:formula="of:=[.C55]/[.F55]*10000" office:value-type="float" office:value="9658.31111111111" calcext:value-type="float">
            <text:p>9658,3111111111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4027706" calcext:value-type="float">
            <text:p>4027706</text:p>
          </table:table-cell>
          <table:table-cell office:value-type="float" office:value="16288768" calcext:value-type="float">
            <text:p>16288768</text:p>
          </table:table-cell>
          <table:table-cell table:formula="of:=[.B56]/[.D56]/10000" office:value-type="float" office:value="232.696685714286" calcext:value-type="float">
            <text:p>232,696685714286</text:p>
          </table:table-cell>
          <table:table-cell office:value-type="float" office:value="7" calcext:value-type="float">
            <text:p>7</text:p>
          </table:table-cell>
          <table:table-cell table:formula="of:=[.C56]/[.F56]*10000" office:value-type="float" office:value="11187.3406593407" calcext:value-type="float">
            <text:p>11187,3406593407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4616666" calcext:value-type="float">
            <text:p>4616666</text:p>
          </table:table-cell>
          <table:table-cell office:value-type="float" office:value="18669568" calcext:value-type="float">
            <text:p>18669568</text:p>
          </table:table-cell>
          <table:table-cell table:formula="of:=[.B57]/[.D57]/10000" office:value-type="float" office:value="233.3696" calcext:value-type="float">
            <text:p>233,3696</text:p>
          </table:table-cell>
          <table:table-cell office:value-type="float" office:value="8" calcext:value-type="float">
            <text:p>8</text:p>
          </table:table-cell>
          <table:table-cell table:formula="of:=[.C57]/[.F57]*10000" office:value-type="float" office:value="13259.6363636364" calcext:value-type="float">
            <text:p>13259,6363636364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5205626" calcext:value-type="float">
            <text:p>5205626</text:p>
          </table:table-cell>
          <table:table-cell office:value-type="float" office:value="21050368" calcext:value-type="float">
            <text:p>21050368</text:p>
          </table:table-cell>
          <table:table-cell table:formula="of:=[.B58]/[.D58]/10000" office:value-type="float" office:value="233.892977777778" calcext:value-type="float">
            <text:p>233,892977777778</text:p>
          </table:table-cell>
          <table:table-cell office:value-type="float" office:value="9" calcext:value-type="float">
            <text:p>9</text:p>
          </table:table-cell>
          <table:table-cell table:formula="of:=[.C58]/[.F58]*10000" office:value-type="float" office:value="14618.3111111111" calcext:value-type="float">
            <text:p>14618,3111111111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5794586" calcext:value-type="float">
            <text:p>5794586</text:p>
          </table:table-cell>
          <table:table-cell office:value-type="float" office:value="23431168" calcext:value-type="float">
            <text:p>23431168</text:p>
          </table:table-cell>
          <table:table-cell table:formula="of:=[.B59]/[.D59]/10000" office:value-type="float" office:value="234.31168" calcext:value-type="float">
            <text:p>234,31168</text:p>
          </table:table-cell>
          <table:table-cell office:value-type="float" office:value="10" calcext:value-type="float">
            <text:p>10</text:p>
          </table:table-cell>
          <table:table-cell table:formula="of:=[.C59]/[.F59]*10000" office:value-type="float" office:value="16159.4262068966" calcext:value-type="float">
            <text:p>16159,4262068966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41472" calcext:value-type="float">
            <text:p>41472</text:p>
          </table:table-cell>
          <table:table-cell table:formula="of:=LOG([.B64]/[.D64]/10000)" office:value-type="float" office:value="0.61775497985448" calcext:value-type="float">
            <text:p>0,61775497985448</text:p>
          </table:table-cell>
          <table:table-cell office:value-type="float" office:value="1" calcext:value-type="float">
            <text:p>1</text:p>
          </table:table-cell>
          <table:table-cell table:formula="of:=LOG([.C64]/[.F64]*100000)" office:value-type="float" office:value="0.636331417996508" calcext:value-type="float">
            <text:p>0,636331417996508</text:p>
          </table:table-cell>
          <table:table-cell office:value-type="float" office:value="14272" calcext:value-type="float">
            <text:p>1427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141824" calcext:value-type="float">
            <text:p>141824</text:p>
          </table:table-cell>
          <table:table-cell table:formula="of:=LOG([.B65]/[.D65]/10000)" office:value-type="float" office:value="0.850719734376298" calcext:value-type="float">
            <text:p>0,850719734376298</text:p>
          </table:table-cell>
          <table:table-cell office:value-type="float" office:value="2" calcext:value-type="float">
            <text:p>2</text:p>
          </table:table-cell>
          <table:table-cell table:formula="of:=LOG([.C65]/[.F65]*100000)" office:value-type="float" office:value="1.16218543931825" calcext:value-type="float">
            <text:p>1,16218543931825</text:p>
          </table:table-cell>
          <table:table-cell office:value-type="float" office:value="5856" calcext:value-type="float">
            <text:p>585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23898" calcext:value-type="float">
            <text:p>123898</text:p>
          </table:table-cell>
          <table:table-cell office:value-type="float" office:value="519168" calcext:value-type="float">
            <text:p>519168</text:p>
          </table:table-cell>
          <table:table-cell table:formula="of:=LOG([.B66]/[.D66]/10000)" office:value-type="float" office:value="1.23818666125349" calcext:value-type="float">
            <text:p>1,23818666125349</text:p>
          </table:table-cell>
          <table:table-cell office:value-type="float" office:value="3" calcext:value-type="float">
            <text:p>3</text:p>
          </table:table-cell>
          <table:table-cell table:formula="of:=LOG([.C66]/[.F66]*100000)" office:value-type="float" office:value="1.66077943386165" calcext:value-type="float">
            <text:p>1,66077943386165</text:p>
          </table:table-cell>
          <table:table-cell office:value-type="float" office:value="2704" calcext:value-type="float">
            <text:p>270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493946" calcext:value-type="float">
            <text:p>493946</text:p>
          </table:table-cell>
          <table:table-cell office:value-type="float" office:value="2003968" calcext:value-type="float">
            <text:p>2003968</text:p>
          </table:table-cell>
          <table:table-cell table:formula="of:=LOG([.B67]/[.D67]/10000)" office:value-type="float" office:value="1.69983079096985" calcext:value-type="float">
            <text:p>1,69983079096985</text:p>
          </table:table-cell>
          <table:table-cell office:value-type="float" office:value="4" calcext:value-type="float">
            <text:p>4</text:p>
          </table:table-cell>
          <table:table-cell table:formula="of:=LOG([.C67]/[.F67]*100000)" office:value-type="float" office:value="2.10200642312779" calcext:value-type="float">
            <text:p>2,10200642312779</text:p>
          </table:table-cell>
          <table:table-cell office:value-type="float" office:value="1344" calcext:value-type="float">
            <text:p>134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971322" calcext:value-type="float">
            <text:p>1971322</text:p>
          </table:table-cell>
          <table:table-cell office:value-type="float" office:value="7921152" calcext:value-type="float">
            <text:p>7921152</text:p>
          </table:table-cell>
          <table:table-cell table:formula="of:=LOG([.B68]/[.D68]/10000)" office:value-type="float" office:value="2.19981834276619" calcext:value-type="float">
            <text:p>2,19981834276619</text:p>
          </table:table-cell>
          <table:table-cell office:value-type="float" office:value="5" calcext:value-type="float">
            <text:p>5</text:p>
          </table:table-cell>
          <table:table-cell table:formula="of:=LOG([.C68]/[.F68]*100000)" office:value-type="float" office:value="2.53552878948904" calcext:value-type="float">
            <text:p>2,53552878948904</text:p>
          </table:table-cell>
          <table:table-cell office:value-type="float" office:value="641" calcext:value-type="float">
            <text:p>641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7875194" calcext:value-type="float">
            <text:p>7875194</text:p>
          </table:table-cell>
          <table:table-cell office:value-type="float" office:value="32467968" calcext:value-type="float">
            <text:p>32467968</text:p>
          </table:table-cell>
          <table:table-cell table:formula="of:=LOG([.B69]/[.D69]/10000)" office:value-type="float" office:value="2.73330385887674" calcext:value-type="float">
            <text:p>2,73330385887674</text:p>
          </table:table-cell>
          <table:table-cell office:value-type="float" office:value="6" calcext:value-type="float">
            <text:p>6</text:p>
          </table:table-cell>
          <table:table-cell table:formula="of:=LOG([.C69]/[.F69]*100000)" office:value-type="float" office:value="2.95381433088596" calcext:value-type="float">
            <text:p>2,95381433088596</text:p>
          </table:table-cell>
          <table:table-cell office:value-type="float" office:value="304" calcext:value-type="float">
            <text:p>304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31479418" calcext:value-type="float">
            <text:p>31479418</text:p>
          </table:table-cell>
          <table:table-cell office:value-type="float" office:value="126910976" calcext:value-type="float">
            <text:p>126910976</text:p>
          </table:table-cell>
          <table:table-cell table:formula="of:=LOG([.B70]/[.D70]/10000)" office:value-type="float" office:value="3.25840114401974" calcext:value-type="float">
            <text:p>3,25840114401974</text:p>
          </table:table-cell>
          <table:table-cell office:value-type="float" office:value="7" calcext:value-type="float">
            <text:p>7</text:p>
          </table:table-cell>
          <table:table-cell table:formula="of:=LOG([.C70]/[.F70]*100000)" office:value-type="float" office:value="3.35163654732313" calcext:value-type="float">
            <text:p>3,35163654732313</text:p>
          </table:table-cell>
          <table:table-cell office:value-type="float" office:value="145" calcext:value-type="float">
            <text:p>145</text:p>
          </table:table-cell>
          <table:table-cell office:value-type="float" office:value="713" calcext:value-type="float">
            <text:p>7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9:57:20.793658513</meta:creation-date>
    <dc:date>2020-02-24T02:05:13.432055212</dc:date>
    <meta:editing-duration>PT6M48S</meta:editing-duration>
    <meta:editing-cycles>1</meta:editing-cycles>
    <meta:document-statistic meta:table-count="1" meta:cell-count="353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59cm" svg:height="8.996cm" xlink:href=".." xlink:type="simple" chart:class="chart:line" chart:style-name="ch1">
        <chart:legend svg:x="10.577cm" svg:y="3.86cm" style:legend-expansion="custom" chartooo:width="2.481cm" chartooo:height="1.146cm" style:legend-expansion-aspect-ratio="2.16492146596859" chart:style-name="ch2"/>
        <chart:plot-area chart:style-name="ch3" table:cell-range-address="Tabelle1.C12:Tabelle1.E22" svg:x="0.527cm" svg:y="0.337cm" svg:width="10.204cm" svg:height="8.635cm">
          <chartooo:coordinate-region svg:x="1.148cm" svg:y="0.537cm" svg:width="9.396cm" svg:height="7.7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12:Tabelle1.C22" chart:class="chart:line">
            <chart:data-point chart:repeated="11"/>
          </chart:series>
          <chart:series chart:style-name="ch7" chart:values-cell-range-address="Tabelle1.D12:Tabelle1.D22" chart:class="chart:line">
            <chart:data-point chart:repeated="11"/>
          </chart:series>
          <chart:series chart:style-name="ch8" chart:values-cell-range-address="Tabelle1.E12:Tabelle1.E2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472">
                <text:p>4.1472</text:p>
                <draw:g>
                  <svg:desc>Tabelle1.C12:Tabelle1.C22</svg:desc>
                </draw:g>
              </table:table-cell>
              <table:table-cell office:value-type="float" office:value="1">
                <text:p>1</text:p>
                <draw:g>
                  <svg:desc>Tabelle1.D12:Tabelle1.D22</svg:desc>
                </draw:g>
              </table:table-cell>
              <table:table-cell office:value-type="float" office:value="2.90582959641256">
                <text:p>2.90582959641256</text:p>
                <draw:g>
                  <svg:desc>Tabelle1.E12:Tabelle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4">
                <text:p>3.84</text:p>
              </table:table-cell>
              <table:table-cell office:value-type="float" office:value="2">
                <text:p>2</text:p>
              </table:table-cell>
              <table:table-cell office:value-type="float" office:value="4.3557168784029">
                <text:p>4.3557168784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376">
                <text:p>3.7376</text:p>
              </table:table-cell>
              <table:table-cell office:value-type="float" office:value="3">
                <text:p>3</text:p>
              </table:table-cell>
              <table:table-cell office:value-type="float" office:value="5.73955773955774">
                <text:p>5.73955773955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864">
                <text:p>3.6864</text:p>
              </table:table-cell>
              <table:table-cell office:value-type="float" office:value="4">
                <text:p>4</text:p>
              </table:table-cell>
              <table:table-cell office:value-type="float" office:value="7.26813880126183">
                <text:p>7.26813880126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5568">
                <text:p>3.65568</text:p>
              </table:table-cell>
              <table:table-cell office:value-type="float" office:value="5">
                <text:p>5</text:p>
              </table:table-cell>
              <table:table-cell office:value-type="float" office:value="8.68745247148289">
                <text:p>8.68745247148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352">
                <text:p>3.6352</text:p>
              </table:table-cell>
              <table:table-cell office:value-type="float" office:value="6">
                <text:p>6</text:p>
              </table:table-cell>
              <table:table-cell office:value-type="float" office:value="10.1883408071749">
                <text:p>10.1883408071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2057142857143">
                <text:p>3.62057142857143</text:p>
              </table:table-cell>
              <table:table-cell office:value-type="float" office:value="7">
                <text:p>7</text:p>
              </table:table-cell>
              <table:table-cell office:value-type="float" office:value="11.6043956043956">
                <text:p>11.6043956043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096">
                <text:p>3.6096</text:p>
              </table:table-cell>
              <table:table-cell office:value-type="float" office:value="8">
                <text:p>8</text:p>
              </table:table-cell>
              <table:table-cell office:value-type="float" office:value="13.1929824561404">
                <text:p>13.1929824561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0106666666667">
                <text:p>3.60106666666667</text:p>
              </table:table-cell>
              <table:table-cell office:value-type="float" office:value="9">
                <text:p>9</text:p>
              </table:table-cell>
              <table:table-cell office:value-type="float" office:value="14.6147186147186">
                <text:p>14.6147186147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9424">
                <text:p>3.59424</text:p>
              </table:table-cell>
              <table:table-cell office:value-type="float" office:value="10">
                <text:p>10</text:p>
              </table:table-cell>
              <table:table-cell office:value-type="float" office:value="16.1611510791367">
                <text:p>16.1611510791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8865454545455">
                <text:p>3.58865454545455</text:p>
              </table:table-cell>
              <table:table-cell office:value-type="float" office:value="11">
                <text:p>11</text:p>
              </table:table-cell>
              <table:table-cell office:value-type="float" office:value="17.514175429256">
                <text:p>17.514175429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3cm" svg:height="7.642cm" xlink:href=".." xlink:type="simple" chart:class="chart:line" chart:style-name="ch1">
        <chart:legend chart:legend-position="end" svg:x="11.763cm" svg:y="3.024cm" style:legend-expansion="high" chart:style-name="ch2"/>
        <chart:plot-area chart:style-name="ch3" table:cell-range-address="Tabelle1.C64:Tabelle1.E70" svg:x="1.458cm" svg:y="0.196cm" svg:width="10.26cm" svg:height="7.336cm">
          <chartooo:coordinate-region svg:x="1.894cm" svg:y="0.395cm" svg:width="9.73cm" svg:height="6.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64:Tabelle1.C70" chart:class="chart:line">
            <chart:data-point chart:repeated="7"/>
          </chart:series>
          <chart:series chart:style-name="ch7" chart:values-cell-range-address="Tabelle1.D64:Tabelle1.D70" chart:class="chart:line">
            <chart:data-point chart:repeated="7"/>
          </chart:series>
          <chart:series chart:style-name="ch8" chart:values-cell-range-address="Tabelle1.E64:Tabelle1.E70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775497985448">
                <text:p>0.61775497985448</text:p>
                <draw:g>
                  <svg:desc>Tabelle1.C64:Tabelle1.C70</svg:desc>
                </draw:g>
              </table:table-cell>
              <table:table-cell office:value-type="float" office:value="1">
                <text:p>1</text:p>
                <draw:g>
                  <svg:desc>Tabelle1.D64:Tabelle1.D70</svg:desc>
                </draw:g>
              </table:table-cell>
              <table:table-cell office:value-type="float" office:value="0.636331417996508">
                <text:p>0.636331417996508</text:p>
                <draw:g>
                  <svg:desc>Tabelle1.E64:Tabelle1.E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0719734376298">
                <text:p>0.850719734376298</text:p>
              </table:table-cell>
              <table:table-cell office:value-type="float" office:value="2">
                <text:p>2</text:p>
              </table:table-cell>
              <table:table-cell office:value-type="float" office:value="1.16218543931825">
                <text:p>1.16218543931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818666125349">
                <text:p>1.23818666125349</text:p>
              </table:table-cell>
              <table:table-cell office:value-type="float" office:value="3">
                <text:p>3</text:p>
              </table:table-cell>
              <table:table-cell office:value-type="float" office:value="1.66077943386165">
                <text:p>1.66077943386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983079096985">
                <text:p>1.69983079096985</text:p>
              </table:table-cell>
              <table:table-cell office:value-type="float" office:value="4">
                <text:p>4</text:p>
              </table:table-cell>
              <table:table-cell office:value-type="float" office:value="2.10200642312779">
                <text:p>2.10200642312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9981834276619">
                <text:p>2.19981834276619</text:p>
              </table:table-cell>
              <table:table-cell office:value-type="float" office:value="5">
                <text:p>5</text:p>
              </table:table-cell>
              <table:table-cell office:value-type="float" office:value="2.53552878948904">
                <text:p>2.53552878948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3330385887674">
                <text:p>2.73330385887674</text:p>
              </table:table-cell>
              <table:table-cell office:value-type="float" office:value="6">
                <text:p>6</text:p>
              </table:table-cell>
              <table:table-cell office:value-type="float" office:value="2.95381433088596">
                <text:p>2.95381433088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5840114401974">
                <text:p>3.25840114401974</text:p>
              </table:table-cell>
              <table:table-cell office:value-type="float" office:value="7">
                <text:p>7</text:p>
              </table:table-cell>
              <table:table-cell office:value-type="float" office:value="3.35163654732313">
                <text:p>3.35163654732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